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89CAE22A9A9510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8.549cm, 21.325cm, 10.0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cm" svg:height="8.837cm" svg:x="0.1cm" svg:y="0.101cm">
          <draw:image xlink:href="Pictures/10000000000005E8000007E0A89CAE22A9A9510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6:00:58.426987554</dc:date>
    <meta:editing-duration>PT3M25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